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5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5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3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3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3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34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/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3.81137" calcext:value-type="float">
            <text:p>3,81137</text:p>
          </table:table-cell>
          <table:table-cell table:style-name="ce13" table:formula="of:=[$data.$E5]" office:value-type="float" office:value="7.573402" calcext:value-type="float">
            <text:p>7,57340</text:p>
          </table:table-cell>
          <table:table-cell table:style-name="ce13" table:formula="of:=[$data.$E8]" office:value-type="float" office:value="15.131514" calcext:value-type="float">
            <text:p>15,13151</text:p>
          </table:table-cell>
          <table:table-cell table:style-name="ce13" table:formula="of:=[$data.$E11]" office:value-type="float" office:value="30.1452276666667" calcext:value-type="float">
            <text:p>30,14523</text:p>
          </table:table-cell>
          <table:table-cell table:style-name="ce13" table:formula="of:=[$data.$E14]" office:value-type="float" office:value="60.2432426666667" calcext:value-type="float">
            <text:p>60,24324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9.0000048" calcext:value-type="float">
            <text:p>9,000005</text:p>
          </table:table-cell>
          <table:table-cell table:style-name="ce29" table:formula="of:=[$data.I2]" office:value-type="float" office:value="9.000001" calcext:value-type="float">
            <text:p>9,000001</text:p>
          </table:table-cell>
          <table:table-cell table:style-name="ce29" table:formula="of:=[$data.J2]" office:value-type="float" office:value="9" calcext:value-type="float">
            <text:p>9,000000</text:p>
          </table:table-cell>
          <table:table-cell table:style-name="ce29" table:formula="of:=[$data.K2]" office:value-type="float" office:value="9" calcext:value-type="float">
            <text:p>9,000000</text:p>
          </table:table-cell>
          <table:table-cell table:style-name="ce29" table:formula="of:=[$data.L2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1.97457266666667" calcext:value-type="float">
            <text:p>1,97457</text:p>
          </table:table-cell>
          <table:table-cell table:style-name="ce14" table:formula="of:=[$data.$E20]" office:value-type="float" office:value="3.91320233333333" calcext:value-type="float">
            <text:p>3,91320</text:p>
          </table:table-cell>
          <table:table-cell table:style-name="ce14" table:formula="of:=[$data.$E23]" office:value-type="float" office:value="7.78108333333333" calcext:value-type="float">
            <text:p>7,78108</text:p>
          </table:table-cell>
          <table:table-cell table:style-name="ce14" table:formula="of:=[$data.$E26]" office:value-type="float" office:value="15.5058486666667" calcext:value-type="float">
            <text:p>15,50585</text:p>
          </table:table-cell>
          <table:table-cell table:style-name="ce14" table:formula="of:=[$data.$E29]" office:value-type="float" office:value="30.9278703333333" calcext:value-type="float">
            <text:p>30,92787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.00000041403933529555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.013421" calcext:value-type="float">
            <text:p>1,01342</text:p>
          </table:table-cell>
          <table:table-cell table:style-name="ce13" table:formula="of:=[$data.$E35]" office:value-type="float" office:value="1.97303166666667" calcext:value-type="float">
            <text:p>1,97303</text:p>
          </table:table-cell>
          <table:table-cell table:style-name="ce13" table:formula="of:=[$data.$E38]" office:value-type="float" office:value="3.90694166666667" calcext:value-type="float">
            <text:p>3,90694</text:p>
          </table:table-cell>
          <table:table-cell table:style-name="ce13" table:formula="of:=[$data.$E41]" office:value-type="float" office:value="7.78824" calcext:value-type="float">
            <text:p>7,78824</text:p>
          </table:table-cell>
          <table:table-cell table:style-name="ce13" table:formula="of:=[$data.$E44]" office:value-type="float" office:value="15.562823" calcext:value-type="float">
            <text:p>15,56282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654710666666667" calcext:value-type="float">
            <text:p>0,65471</text:p>
          </table:table-cell>
          <table:table-cell table:style-name="ce14" table:formula="of:=[$data.$E50]" office:value-type="float" office:value="1.27491233333333" calcext:value-type="float">
            <text:p>1,27491</text:p>
          </table:table-cell>
          <table:table-cell table:style-name="ce14" table:formula="of:=[$data.$E53]" office:value-type="float" office:value="2.49758066666667" calcext:value-type="float">
            <text:p>2,49758</text:p>
          </table:table-cell>
          <table:table-cell table:style-name="ce14" table:formula="of:=[$data.$E56]" office:value-type="float" office:value="4.90494433333333" calcext:value-type="float">
            <text:p>4,90494</text:p>
          </table:table-cell>
          <table:table-cell table:style-name="ce14" table:formula="of:=[$data.$E59]" office:value-type="float" office:value="9.83577366666667" calcext:value-type="float">
            <text:p>9,83577</text:p>
          </table:table-cell>
          <table:table-cell table:number-columns-repeated="9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497080333333333" calcext:value-type="float">
            <text:p>0,49708</text:p>
          </table:table-cell>
          <table:table-cell table:style-name="ce13" table:formula="of:=[$data.$E65]" office:value-type="float" office:value="0.994659666666667" calcext:value-type="float">
            <text:p>0,99466</text:p>
          </table:table-cell>
          <table:table-cell table:style-name="ce13" table:formula="of:=[$data.$E68]" office:value-type="float" office:value="1.85733166666667" calcext:value-type="float">
            <text:p>1,85733</text:p>
          </table:table-cell>
          <table:table-cell table:style-name="ce13" table:formula="of:=[$data.$E71]" office:value-type="float" office:value="3.80960966666667" calcext:value-type="float">
            <text:p>3,80961</text:p>
          </table:table-cell>
          <table:table-cell table:style-name="ce13" table:formula="of:=[$data.$E74]" office:value-type="float" office:value="7.06903166666667" calcext:value-type="float">
            <text:p>7,06903</text:p>
          </table:table-cell>
          <table:table-cell table:number-columns-repeated="910"/>
        </table:table-row>
        <table:table-row table:style-name="ro1">
          <table:table-cell table:style-name="ce6" table:number-columns-repeated="6"/>
          <table:table-cell table:number-columns-repeated="910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3022524029672" calcext:value-type="float">
            <text:p>1,9302</text:p>
          </table:table-cell>
          <table:table-cell table:style-name="ce21" table:formula="of:=[.C4]/[.C5]" office:value-type="float" office:value="1.93534638766017" calcext:value-type="float">
            <text:p>1,9353</text:p>
          </table:table-cell>
          <table:table-cell table:style-name="ce21" table:formula="of:=[.D4]/[.D5]" office:value-type="float" office:value="1.94465389352382" calcext:value-type="float">
            <text:p>1,9447</text:p>
          </table:table-cell>
          <table:table-cell table:style-name="ce21" table:formula="of:=[.E4]/[.E5]" office:value-type="float" office:value="1.94411981663865" calcext:value-type="float">
            <text:p>1,9441</text:p>
          </table:table-cell>
          <table:table-cell table:style-name="ce21" table:formula="of:=[.F4]/[.F5]" office:value-type="float" office:value="1.94786262414383" calcext:value-type="float">
            <text:p>1,9479</text:p>
          </table:table-cell>
          <table:table-cell table:number-columns-repeated="9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76089502783147" calcext:value-type="float">
            <text:p>3,7609</text:p>
          </table:table-cell>
          <table:table-cell table:style-name="ce20" table:formula="of:=[.C4]/[.C6]" office:value-type="float" office:value="3.83845942665222" calcext:value-type="float">
            <text:p>3,8385</text:p>
          </table:table-cell>
          <table:table-cell table:style-name="ce20" table:formula="of:=[.D4]/[.D6]" office:value-type="float" office:value="3.87298180802119" calcext:value-type="float">
            <text:p>3,8730</text:p>
          </table:table-cell>
          <table:table-cell table:style-name="ce20" table:formula="of:=[.E4]/[.E6]" office:value-type="float" office:value="3.87060846438562" calcext:value-type="float">
            <text:p>3,8706</text:p>
          </table:table-cell>
          <table:table-cell table:style-name="ce20" table:formula="of:=[.F4]/[.F6]" office:value-type="float" office:value="3.87097139552809" calcext:value-type="float">
            <text:p>3,8710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5.82145701001766" calcext:value-type="float">
            <text:p>5,8215</text:p>
          </table:table-cell>
          <table:table-cell table:style-name="ce21" table:formula="of:=[.C4]/[.C7]" office:value-type="float" office:value="5.9403315835834" calcext:value-type="float">
            <text:p>5,9403</text:p>
          </table:table-cell>
          <table:table-cell table:style-name="ce21" table:formula="of:=[.D4]/[.D7]" office:value-type="float" office:value="6.05846858199575" calcext:value-type="float">
            <text:p>6,0585</text:p>
          </table:table-cell>
          <table:table-cell table:style-name="ce21" table:formula="of:=[.E4]/[.E7]" office:value-type="float" office:value="6.14588578749076" calcext:value-type="float">
            <text:p>6,1459</text:p>
          </table:table-cell>
          <table:table-cell table:style-name="ce21" table:formula="of:=[.F4]/[.F7]" office:value-type="float" office:value="6.12491144146905" calcext:value-type="float">
            <text:p>6,1249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7.66751316520938" calcext:value-type="float">
            <text:p>7,6675</text:p>
          </table:table-cell>
          <table:table-cell table:style-name="ce20" table:formula="of:=[.C4]/[.C8]" office:value-type="float" office:value="7.61406363784732" calcext:value-type="float">
            <text:p>7,6141</text:p>
          </table:table-cell>
          <table:table-cell table:style-name="ce20" table:formula="of:=[.D4]/[.D8]" office:value-type="float" office:value="8.14691003850506" calcext:value-type="float">
            <text:p>8,1469</text:p>
          </table:table-cell>
          <table:table-cell table:style-name="ce20" table:formula="of:=[.E4]/[.E8]" office:value-type="float" office:value="7.9129439245263" calcext:value-type="float">
            <text:p>7,9129</text:p>
          </table:table-cell>
          <table:table-cell table:style-name="ce20" table:formula="of:=[.F4]/[.F8]" office:value-type="float" office:value="8.5221350684759" calcext:value-type="float">
            <text:p>8,5221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65112620148359" calcext:value-type="float">
            <text:p>0,9651</text:p>
          </table:table-cell>
          <table:table-cell table:style-name="ce21" table:formula="of:=[.C14]/[.$A$23]" office:value-type="float" office:value="0.967673193830083" calcext:value-type="float">
            <text:p>0,9677</text:p>
          </table:table-cell>
          <table:table-cell table:style-name="ce21" table:formula="of:=[.D14]/[.$A$23]" office:value-type="float" office:value="0.972326946761912" calcext:value-type="float">
            <text:p>0,9723</text:p>
          </table:table-cell>
          <table:table-cell table:style-name="ce21" table:formula="of:=[.E14]/[.$A$23]" office:value-type="float" office:value="0.972059908319325" calcext:value-type="float">
            <text:p>0,9721</text:p>
          </table:table-cell>
          <table:table-cell table:style-name="ce21" table:formula="of:=[.F14]/[.$A$23]" office:value-type="float" office:value="0.973931312071913" calcext:value-type="float">
            <text:p>0,9739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40223756957868" calcext:value-type="float">
            <text:p>0,9402</text:p>
          </table:table-cell>
          <table:table-cell table:style-name="ce20" table:formula="of:=[.C15]/[.$A$24]" office:value-type="float" office:value="0.959614856663054" calcext:value-type="float">
            <text:p>0,9596</text:p>
          </table:table-cell>
          <table:table-cell table:style-name="ce20" table:formula="of:=[.D15]/[.$A$24]" office:value-type="float" office:value="0.968245452005298" calcext:value-type="float">
            <text:p>0,9682</text:p>
          </table:table-cell>
          <table:table-cell table:style-name="ce20" table:formula="of:=[.E15]/[.$A$24]" office:value-type="float" office:value="0.967652116096405" calcext:value-type="float">
            <text:p>0,9677</text:p>
          </table:table-cell>
          <table:table-cell table:style-name="ce20" table:formula="of:=[.F15]/[.$A$24]" office:value-type="float" office:value="0.967742848882023" calcext:value-type="float">
            <text:p>0,9677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970242835002943" calcext:value-type="float">
            <text:p>0,9702</text:p>
          </table:table-cell>
          <table:table-cell table:style-name="ce21" table:formula="of:=[.C16]/6" office:value-type="float" office:value="0.990055263930566" calcext:value-type="float">
            <text:p>0,9901</text:p>
          </table:table-cell>
          <table:table-cell table:style-name="ce21" table:formula="of:=[.D16]/6" office:value-type="float" office:value="1.00974476366596" calcext:value-type="float">
            <text:p>1,0097</text:p>
          </table:table-cell>
          <table:table-cell table:style-name="ce21" table:formula="of:=[.E16]/6" office:value-type="float" office:value="1.02431429791513" calcext:value-type="float">
            <text:p>1,0243</text:p>
          </table:table-cell>
          <table:table-cell table:style-name="ce21" table:formula="of:=[.F16]/6" office:value-type="float" office:value="1.02081857357818" calcext:value-type="float">
            <text:p>1,0208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27791886086823" calcext:value-type="float">
            <text:p>1,2779</text:p>
          </table:table-cell>
          <table:table-cell table:style-name="ce20" table:formula="of:=[.C17]/6" office:value-type="float" office:value="1.26901060630789" calcext:value-type="float">
            <text:p>1,2690</text:p>
          </table:table-cell>
          <table:table-cell table:style-name="ce20" table:formula="of:=[.D17]/6" office:value-type="float" office:value="1.35781833975084" calcext:value-type="float">
            <text:p>1,3578</text:p>
          </table:table-cell>
          <table:table-cell table:style-name="ce20" table:formula="of:=[.E17]/6" office:value-type="float" office:value="1.31882398742105" calcext:value-type="float">
            <text:p>1,3188</text:p>
          </table:table-cell>
          <table:table-cell table:style-name="ce20" table:formula="of:=[.F17]/6" office:value-type="float" office:value="1.42035584474598" calcext:value-type="float">
            <text:p>1,4204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9" table:number-columns-spanned="5" table:number-rows-spanned="1"/>
          <table:covered-table-cell table:number-columns-repeated="4"/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H1]*2" office:value-type="float" office:value="2000" calcext:value-type="float">
            <text:p>2000</text:p>
          </table:table-cell>
          <table:table-cell table:formula="of:=[.I1]*2" office:value-type="float" office:value="4000" calcext:value-type="float">
            <text:p>4000</text:p>
          </table:table-cell>
          <table:table-cell table:formula="of:=[.J1]*2" office:value-type="float" office:value="8000" calcext:value-type="float">
            <text:p>8000</text:p>
          </table:table-cell>
          <table:table-cell table:formula="of:=[.K1]*2" office:value-type="float" office:value="16000" calcext:value-type="float">
            <text:p>16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66217" calcext:value-type="float">
            <text:p>3,766217</text:p>
          </table:table-cell>
          <table:table-cell table:formula="of:=AVERAGE([.D2:.D4])" office:value-type="float" office:value="3.81137" calcext:value-type="float">
            <text:p>3,81137</text:p>
          </table:table-cell>
          <table:table-cell table:number-columns-repeated="2"/>
          <table:table-cell table:style-name="ce27" table:formula="of:=AVERAGE([.$C$2:.$C$4];[.$C$17:.$C$19];[.$C$32:.$C$34];[.$C$47:.$C$49];[.$C$62:.$C$64])" office:value-type="float" office:value="9.0000048" calcext:value-type="float">
            <text:p>9,000005</text:p>
          </table:table-cell>
          <table:table-cell table:style-name="ce27" table:formula="of:=AVERAGE([.$C$5:.$C$7];[.$C$20:.$C$22];[.$C$35:.$C$37];[.$C$50:.$C$52];[.$C$65:.$C$67])" office:value-type="float" office:value="9.000001" calcext:value-type="float">
            <text:p>9,000001</text:p>
          </table:table-cell>
          <table:table-cell table:style-name="ce27" table:formula="of:=AVERAGE([.$C$8:.$C$10];[.$C$23:.$C$25];[.$C$38:.$C$40];[.$C$53:.$C$55];[.$C$68:.$C$70])" office:value-type="float" office:value="9" calcext:value-type="float">
            <text:p>9,000000</text:p>
          </table:table-cell>
          <table:table-cell table:style-name="ce27" table:formula="of:=AVERAGE([.$C$11:.$C$13];[.$C$26:.$C$28];[.$C$41:.$C$43];[.$C$56:.$C$58];[.$C$71:.$C$73])" office:value-type="float" office:value="9" calcext:value-type="float">
            <text:p>9,000000</text:p>
          </table:table-cell>
          <table:table-cell table:style-name="ce27" table:formula="of:=AVERAGE([.$C$14:.$C$16];[.$C$29:.$C$31];[.$C$44:.$C$46];[.$C$59:.$C$61];[.$C$74:.$C$76])" office:value-type="float" office:value="9" calcext:value-type="float">
            <text:p>9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84218" calcext:value-type="float">
            <text:p>3,84218</text:p>
          </table:table-cell>
          <table:table-cell table:number-columns-repeated="3"/>
          <table:table-cell table:style-name="ce27" table:formula="of:=STDEV([.$C$2:.$C$4];[.$C$17:.$C$19];[.$C$32:.$C$34];[.$C$47:.$C$49];[.$C$62:.$C$64])" office:value-type="float" office:value="0.00000041403933529555" calcext:value-type="float">
            <text:p>0,000000</text:p>
          </table:table-cell>
          <table:table-cell table:style-name="ce27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825713" calcext:value-type="float">
            <text:p>3,82571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74825" calcext:value-type="float">
            <text:p>7,574825</text:p>
          </table:table-cell>
          <table:table-cell table:formula="of:=AVERAGE([.D5:.D7])" office:value-type="float" office:value="7.573402" calcext:value-type="float">
            <text:p>7,573402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69117" calcext:value-type="float">
            <text:p>7,569117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76264" calcext:value-type="float">
            <text:p>7,576264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55044" calcext:value-type="float">
            <text:p>15,155044</text:p>
          </table:table-cell>
          <table:table-cell table:formula="of:=AVERAGE([.D8:.D10])" office:value-type="float" office:value="15.131514" calcext:value-type="float">
            <text:p>15,131514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04587" calcext:value-type="float">
            <text:p>15,104587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34911" calcext:value-type="float">
            <text:p>15,13491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24058" calcext:value-type="float">
            <text:p>30,24058</text:p>
          </table:table-cell>
          <table:table-cell table:formula="of:=AVERAGE([.D11:.D13])" office:value-type="float" office:value="30.1452276666667" calcext:value-type="float">
            <text:p>30,145227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083125" calcext:value-type="float">
            <text:p>30,08312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11978" calcext:value-type="float">
            <text:p>30,11197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30492" calcext:value-type="float">
            <text:p>60,30492</text:p>
          </table:table-cell>
          <table:table-cell table:formula="of:=AVERAGE([.D14:.D16])" office:value-type="float" office:value="60.2432426666667" calcext:value-type="float">
            <text:p>60,243242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169002" calcext:value-type="float">
            <text:p>60,16900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255806" calcext:value-type="float">
            <text:p>60,255806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961495" calcext:value-type="float">
            <text:p>1,961495</text:p>
          </table:table-cell>
          <table:table-cell table:formula="of:=AVERAGE([.D17:.D19])" office:value-type="float" office:value="1.97457266666667" calcext:value-type="float">
            <text:p>1,9745726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984224" calcext:value-type="float">
            <text:p>1,98422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977999" calcext:value-type="float">
            <text:p>1,97799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3.911991" calcext:value-type="float">
            <text:p>3,911991</text:p>
          </table:table-cell>
          <table:table-cell table:formula="of:=AVERAGE([.D20:.D22])" office:value-type="float" office:value="3.91320233333333" calcext:value-type="float">
            <text:p>3,913202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3.914671" calcext:value-type="float">
            <text:p>3,91467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3.912945" calcext:value-type="float">
            <text:p>3,91294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7.779108" calcext:value-type="float">
            <text:p>7,779108</text:p>
          </table:table-cell>
          <table:table-cell table:formula="of:=AVERAGE([.D23:.D25])" office:value-type="float" office:value="7.78108333333333" calcext:value-type="float">
            <text:p>7,781083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7.777875" calcext:value-type="float">
            <text:p>7,77787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7.786267" calcext:value-type="float">
            <text:p>7,78626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.510329" calcext:value-type="float">
            <text:p>15,510329</text:p>
          </table:table-cell>
          <table:table-cell table:formula="of:=AVERAGE([.D26:.D28])" office:value-type="float" office:value="15.5058486666667" calcext:value-type="float">
            <text:p>15,505848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.521979" calcext:value-type="float">
            <text:p>15,52197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.485238" calcext:value-type="float">
            <text:p>15,485238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30.918779" calcext:value-type="float">
            <text:p>30,918779</text:p>
          </table:table-cell>
          <table:table-cell table:formula="of:=AVERAGE([.D29:.D31])" office:value-type="float" office:value="30.9278703333333" calcext:value-type="float">
            <text:p>30,927870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30.934142" calcext:value-type="float">
            <text:p>30,93414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30.93069" calcext:value-type="float">
            <text:p>30,9306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012339" calcext:value-type="float">
            <text:p>1,012339</text:p>
          </table:table-cell>
          <table:table-cell table:formula="of:=AVERAGE([.D32:.D34])" office:value-type="float" office:value="1.013421" calcext:value-type="float">
            <text:p>1,013421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012542" calcext:value-type="float">
            <text:p>1,01254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015382" calcext:value-type="float">
            <text:p>1,01538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971211" calcext:value-type="float">
            <text:p>1,971211</text:p>
          </table:table-cell>
          <table:table-cell table:formula="of:=AVERAGE([.D35:.D37])" office:value-type="float" office:value="1.97303166666667" calcext:value-type="float">
            <text:p>1,973031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976653" calcext:value-type="float">
            <text:p>1,97665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971231" calcext:value-type="float">
            <text:p>1,971231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892588" calcext:value-type="float">
            <text:p>3,892588</text:p>
          </table:table-cell>
          <table:table-cell table:formula="of:=AVERAGE([.D38:.D40])" office:value-type="float" office:value="3.90694166666667" calcext:value-type="float">
            <text:p>3,906941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924797" calcext:value-type="float">
            <text:p>3,924797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90344" calcext:value-type="float">
            <text:p>3,9034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7.779426" calcext:value-type="float">
            <text:p>7,779426</text:p>
          </table:table-cell>
          <table:table-cell table:formula="of:=AVERAGE([.D41:.D43])" office:value-type="float" office:value="7.78824" calcext:value-type="float">
            <text:p>7,78824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7.791078" calcext:value-type="float">
            <text:p>7,791078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7.794216" calcext:value-type="float">
            <text:p>7,79421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15.537274" calcext:value-type="float">
            <text:p>15,537274</text:p>
          </table:table-cell>
          <table:table-cell table:formula="of:=AVERAGE([.D44:.D46])" office:value-type="float" office:value="15.562823" calcext:value-type="float">
            <text:p>15,562823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15.533109" calcext:value-type="float">
            <text:p>15,53310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15.618086" calcext:value-type="float">
            <text:p>15,61808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617198" calcext:value-type="float">
            <text:p>0,617198</text:p>
          </table:table-cell>
          <table:table-cell table:formula="of:=AVERAGE([.D47:.D49])" office:value-type="float" office:value="0.654710666666667" calcext:value-type="float">
            <text:p>0,6547106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673398" calcext:value-type="float">
            <text:p>0,67339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673536" calcext:value-type="float">
            <text:p>0,67353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260295" calcext:value-type="float">
            <text:p>1,260295</text:p>
          </table:table-cell>
          <table:table-cell table:formula="of:=AVERAGE([.D50:.D52])" office:value-type="float" office:value="1.27491233333333" calcext:value-type="float">
            <text:p>1,274912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297342" calcext:value-type="float">
            <text:p>1,29734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2671" calcext:value-type="float">
            <text:p>1,2671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2.457561" calcext:value-type="float">
            <text:p>2,457561</text:p>
          </table:table-cell>
          <table:table-cell table:formula="of:=AVERAGE([.D53:.D55])" office:value-type="float" office:value="2.49758066666667" calcext:value-type="float">
            <text:p>2,497580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2.49652" calcext:value-type="float">
            <text:p>2,4965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2.538661" calcext:value-type="float">
            <text:p>2,538661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4.929164" calcext:value-type="float">
            <text:p>4,929164</text:p>
          </table:table-cell>
          <table:table-cell table:formula="of:=AVERAGE([.D56:.D58])" office:value-type="float" office:value="4.90494433333333" calcext:value-type="float">
            <text:p>4,904944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4.900994" calcext:value-type="float">
            <text:p>4,90099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4.884675" calcext:value-type="float">
            <text:p>4,88467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9.940611" calcext:value-type="float">
            <text:p>9,940611</text:p>
          </table:table-cell>
          <table:table-cell table:formula="of:=AVERAGE([.D59:.D61])" office:value-type="float" office:value="9.83577366666667" calcext:value-type="float">
            <text:p>9,835773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9.69995" calcext:value-type="float">
            <text:p>9,6999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9.86676" calcext:value-type="float">
            <text:p>9,8667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478287" calcext:value-type="float">
            <text:p>0,478287</text:p>
          </table:table-cell>
          <table:table-cell table:formula="of:=AVERAGE([.D62:.D64])" office:value-type="float" office:value="0.497080333333333" calcext:value-type="float">
            <text:p>0,4970803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504773" calcext:value-type="float">
            <text:p>0,504773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508181" calcext:value-type="float">
            <text:p>0,50818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996622" calcext:value-type="float">
            <text:p>0,996622</text:p>
          </table:table-cell>
          <table:table-cell table:formula="of:=AVERAGE([.D65:.D67])" office:value-type="float" office:value="0.994659666666667" calcext:value-type="float">
            <text:p>0,9946596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004581" calcext:value-type="float">
            <text:p>1,00458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982776" calcext:value-type="float">
            <text:p>0,98277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.864847" calcext:value-type="float">
            <text:p>1,864847</text:p>
          </table:table-cell>
          <table:table-cell table:formula="of:=AVERAGE([.D68:.D70])" office:value-type="float" office:value="1.85733166666667" calcext:value-type="float">
            <text:p>1,857331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.843066" calcext:value-type="float">
            <text:p>1,84306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.864082" calcext:value-type="float">
            <text:p>1,86408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.740669" calcext:value-type="float">
            <text:p>3,740669</text:p>
          </table:table-cell>
          <table:table-cell table:formula="of:=AVERAGE([.D71:.D73])" office:value-type="float" office:value="3.80960966666667" calcext:value-type="float">
            <text:p>3,809609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.986572" calcext:value-type="float">
            <text:p>3,98657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.701588" calcext:value-type="float">
            <text:p>3,701588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7.111966" calcext:value-type="float">
            <text:p>7,111966</text:p>
          </table:table-cell>
          <table:table-cell table:formula="of:=AVERAGE([.D74:.D76])" office:value-type="float" office:value="7.06903166666667" calcext:value-type="float">
            <text:p>7,069031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7.095106" calcext:value-type="float">
            <text:p>7,09510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7.000023" calcext:value-type="float">
            <text:p>7,00002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  <number:text> </number:text>
      <number:am-pm/>
    </number:time-style>
    <number:number-style style:name="N146">
      <number:number number:decimal-places="3" number:min-decimal-places="3" number:min-integer-digits="1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2">
      <number:day/>
      <number:text>/</number:text>
      <number:month number:textual="true"/>
    </number:date-style>
    <number:date-style style:name="N141">
      <number:month number:textual="true"/>
      <number:text>/</number:text>
      <number:year/>
    </number:date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day/>
      <number:text>/</number:text>
      <number:month number:textual="true"/>
      <number:text>/</number:text>
      <number:year/>
    </number:date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">
      <number:number number:decimal-places="7" number:min-decimal-places="7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26">
      <number:day/>
      <number:text>/</number:text>
      <number:month/>
      <number:text>/</number:text>
      <number:year number:style="long"/>
    </number:date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">
      <number:number number:decimal-places="1" number:min-decimal-places="1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48:18.776198025</dc:date>
    <meta:editing-duration>PT7H31M21S</meta:editing-duration>
    <meta:editing-cycles>29</meta:editing-cycles>
    <meta:generator>LibreOffice/7.3.7.2$Linux_X86_64 LibreOffice_project/30$Build-2</meta:generator>
    <meta:document-statistic meta:table-count="2" meta:cell-count="473" meta:object-count="0"/>
  </office:meta>
</office:document-meta>
</file>